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Pro RS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921000" calcext:value-type="float">
            <text:p>1,921,00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00000" calcext:value-type="float">
            <text:p>3,200,000 </text:p>
          </table:table-cell>
          <table:table-cell/>
          <table:table-cell office:value-type="string" calcext:value-type="string">
            <text:p>8600g, 8500g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/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400000" calcext:value-type="float">
            <text:p>4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2])" office:value-type="float" office:value="8786000" calcext:value-type="float">
            <text:p>8,786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6])-[.D61]" office:value-type="float" office:value="6316000" calcext:value-type="float">
            <text:p>6,316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7:.D74])" office:value-type="float" office:value="18767000" calcext:value-type="float">
            <text:p>18,767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7:.D72])-[.D63]" office:value-type="float" office:value="3665000" calcext:value-type="float">
            <text:p>3,665,00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5T15:05:04.333114110</dc:date>
    <meta:editing-duration>P25DT14M17S</meta:editing-duration>
    <meta:editing-cycles>1062</meta:editing-cycles>
    <meta:generator>LibreOffice/25.2.3.2$Linux_X86_64 LibreOffice_project/bbb074479178df812d175f709636b368952c2ce3</meta:generator>
    <meta:document-statistic meta:table-count="18" meta:cell-count="1350" meta:object-count="0"/>
  </office:meta>
</office:document-meta>
</file>